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3.5pt" style:font-size-asian="13.5pt" style:font-size-complex="13.5pt"/>
    </style:style>
    <style:style style:name="T5" style:family="text">
      <style:text-properties fo:font-size="13.5pt" fo:font-weight="bold" style:font-size-asian="13.5pt" style:font-weight-asian="bold" style:font-size-complex="13.5pt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751750047684072624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4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8261022618276692703" text:style-name="L2">
        <text:list-item>
          <text:list>
            <text:list-header>
              <text:p text:style-name="P27">41.8 miles in the last week </text:p>
              <text:p text:style-name="P27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8413225303076969554" text:style-name="L3">
        <text:list-item>
          <text:p text:style-name="P26">July <text:s text:c="5"/>9 – 11 miles</text:p>
        </text:list-item>
        <text:list-item>
          <text:p text:style-name="P26">July <text:s text:c="3"/>16 – 14.2 <text:s/>miles</text:p>
        </text:list-item>
        <text:list-item>
          <text:p text:style-name="P26">Aug<text:tab/> <text:s/>8 – 10.25 <text:s/>miles</text:p>
        </text:list-item>
        <text:list-item>
          <text:p text:style-name="P26">Aug<text:tab/>15 – 18 <text:s/>miles</text:p>
        </text:list-item>
        <text:list-item>
          <text:p text:style-name="P26">Aug<text:tab/>29 – 20.5 <text:s/>miles</text:p>
        </text:list-item>
        <text:list-item>
          <text:p text:style-name="P26">Sept <text:tab/>10 – 26.5 <text:s/>miles</text:p>
        </text:list-item>
        <text:list-item>
          <text:p text:style-name="P26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8051446933943796838" text:style-name="L4">
        <text:list-item>
          <text:list>
            <text:list-header>
              <text:p text:style-name="P29">33.7 miles in the last week</text:p>
              <text:p text:style-name="P31"/>
              <text:p text:style-name="P28"><text:soft-page-break/><text:span text:style-name="T4">Sat 9/30/2017 </text:span><text:span text:style-name="T5">7.2 miles</text:span></text:p>
            </text:list-header>
          </text:list>
        </text:list-item>
      </text:list>
      <text:p text:style-name="P23">I ran 7 miles and averaged 8:59/mile. <text:s/>Then I walked 0.2 miles</text:p>
      <text:p text:style-name="P23"/>
      <text:p text:style-name="P23">Sun 10/1/2017 <text:span text:style-name="T1">1 mile</text:span></text:p>
      <text:p text:style-name="P23">I ran about 1 mile on a hilly tra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01T20:00:19.53</dc:date>
    <dc:creator>James Lombardi</dc:creator>
    <meta:editing-duration>P1DT55M8S</meta:editing-duration>
    <meta:editing-cycles>161</meta:editing-cycles>
    <meta:generator>OpenOffice/4.1.2$Win32 OpenOffice.org_project/412m3$Build-9782</meta:generator>
    <meta:document-statistic meta:table-count="0" meta:image-count="0" meta:object-count="0" meta:page-count="13" meta:paragraph-count="231" meta:word-count="4214" meta:character-count="21213"/>
  </office:meta>
</office:document-meta>
</file>